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Chapter 2 Puzzles Overview</text:h>
      <text:p text:style-name="Text_20_body">In <text:span text:style-name="Strong_20_Emphasis">Chapter 2: The Cursed Park</text:span>, players must restore balance to nature by solving elemental puzzles tied to the park’s environment. Each puzzle cleanses a corrupted aspect of the park and grants a <text:span text:style-name="Strong_20_Emphasis">mysterious tablet</text:span>, which is essential for lifting the curse and progressing in the story. Below is a summary of the puzzles for each element:</text:p>
      <text:h text:style-name="Heading_20_4" text:outline-level="4"><text:span text:style-name="Strong_20_Emphasis">1. Fire Element </text:span></text:h>
      <text:list text:style-name="L1">
        <text:list-item>
          <text:p text:style-name="P2"><text:span text:style-name="Strong_20_Emphasis">Task</text:span>: Players gather water using a bucket and extinguish an enchanted blue campfire.</text:p>
        </text:list-item>
        <text:list-item>
          <text:p text:style-name="P2"><text:span text:style-name="Strong_20_Emphasis">Result</text:span>:</text:p>
          <text:list>
            <text:list-item>
              <text:p text:style-name="P2">The campfire is cleansed, glowing orange instead of blue.</text:p>
            </text:list-item>
            <text:list-item>
              <text:p text:style-name="P1">A <text:span text:style-name="Strong_20_Emphasis">mysterious tablet</text:span> is revealed in the ashes, allowing players to progress.</text:p>
            </text:list-item>
          </text:list>
        </text:list-item>
      </text:list>
      <text:h text:style-name="Heading_20_4" text:outline-level="4"><text:span text:style-name="Strong_20_Emphasis">2. Air Element</text:span></text:h>
      <text:list text:style-name="L2">
        <text:list-item>
          <text:p text:style-name="P4"><text:span text:style-name="Strong_20_Emphasis">Puzzle</text:span>: Recreate the tune from three scattered wind chimes using a sound-based memory game (similar to "Simon").</text:p>
        </text:list-item>
        <text:list-item>
          <text:p text:style-name="P4"><text:span text:style-name="Strong_20_Emphasis">Result</text:span>:</text:p>
          <text:list>
            <text:list-item>
              <text:p text:style-name="P4">Successfully recreating the melody stops the howling winds and calms the eerie atmosphere.</text:p>
            </text:list-item>
            <text:list-item>
              <text:p text:style-name="P3">A <text:span text:style-name="Strong_20_Emphasis">mysterious tablet</text:span> is uncovered in the chimes.</text:p>
            </text:list-item>
          </text:list>
        </text:list-item>
      </text:list>
      <text:h text:style-name="Heading_20_4" text:outline-level="4"><text:span text:style-name="Strong_20_Emphasis">3. Earth Element</text:span></text:h>
      <text:list text:style-name="L3">
        <text:list-item>
          <text:p text:style-name="P6"><text:span text:style-name="Strong_20_Emphasis">Puzzle</text:span>: Heal corrupted trees by planting <text:span text:style-name="Strong_20_Emphasis">magic seeds</text:span> in barren soil.</text:p>
          <text:list>
            <text:list-item>
              <text:p text:style-name="P6"><text:span text:style-name="Strong_20_Emphasis">Mechanics</text:span>:</text:p>
              <text:list>
                <text:list-item>
                  <text:p text:style-name="P6">Players collect seeds from glowing bushes and plant them in five corrupted spots around the park.</text:p>
                </text:list-item>
              </text:list>
            </text:list-item>
            <text:list-item>
              <text:p text:style-name="P6"><text:span text:style-name="Strong_20_Emphasis">Result</text:span>:</text:p>
              <text:list>
                <text:list-item>
                  <text:p text:style-name="P6">Trees regrow leaves, shifting from eerie black to vibrant green.</text:p>
                </text:list-item>
                <text:list-item>
                  <text:p text:style-name="P5">Smoke dissipates, and the fifth tree reveals a <text:span text:style-name="Strong_20_Emphasis">mysterious tablet</text:span>.</text:p>
                </text:list-item>
              </text:list>
            </text:list-item>
          </text:list>
        </text:list-item>
      </text:list>
      <text:h text:style-name="Heading_20_4" text:outline-level="4"><text:span text:style-name="Strong_20_Emphasis">4. Water Element</text:span></text:h>
      <text:list text:style-name="L4">
        <text:list-item>
          <text:p text:style-name="P8"><text:span text:style-name="Strong_20_Emphasis">Puzzle</text:span>: Clean the river by removing toxic sludge barrels.</text:p>
          <text:list>
            <text:list-item>
              <text:p text:style-name="P8"><text:span text:style-name="Strong_20_Emphasis">Mechanics</text:span>:</text:p>
              <text:list>
                <text:list-item>
                  <text:p text:style-name="P8">Players find and interact with barrels polluting the river, gradually restoring the water's clarity.</text:p>
                </text:list-item>
              </text:list>
            </text:list-item>
            <text:list-item>
              <text:p text:style-name="P8"><text:span text:style-name="Strong_20_Emphasis">Result</text:span>:</text:p>
              <text:list>
                <text:list-item>
                  <text:p text:style-name="P7">The river runs clear, and players retrieve a <text:span text:style-name="Strong_20_Emphasis">mysterious tablet</text:span> from the waterbed.</text:p>
                </text:list-item>
              </text:list>
            </text:list-item>
          </text:list>
        </text:list-item>
      </text:list>
      <text:h text:style-name="Heading_20_3" text:outline-level="3"><text:span text:style-name="Strong_20_Emphasis">Final Objective</text:span></text:h>
      <text:p text:style-name="Text_20_body">After solving all four puzzles and collecting the elemental tablets, players place them on an ancient stone altar in the park’s ritual circle. This action lifts the curse, banishes the rogue entity, and reveals clues for the next chapt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3T19:04:54.799000000</meta:creation-date>
    <dc:date>2025-01-14T15:35:33.249000000</dc:date>
    <meta:editing-duration>PT9H26M59S</meta:editing-duration>
    <meta:editing-cycles>2</meta:editing-cycles>
    <meta:generator>LibreOffice/24.2.0.3$Windows_X86_64 LibreOffice_project/da48488a73ddd66ea24cf16bbc4f7b9c08e9bea1</meta:generator>
    <meta:document-statistic meta:table-count="0" meta:image-count="0" meta:object-count="0" meta:page-count="1" meta:paragraph-count="27" meta:word-count="294" meta:character-count="1742" meta:non-whitespace-character-count="1493"/>
  </office:meta>
</office:document-meta>
</file>